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1">News</text:span></text:p>
            <text:p><text:span text:style-name="T1">1.2.202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">Gra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Computer graphics course: 0-100 points</text:span></text:p>
                <text:list>
                  <text:list-item>
                    <text:p><text:span text:style-name="T1">Final grade is calculated by combining computer graphics course points with Digital image processing course</text:span></text:p>
                  </text:list-item>
                </text:list>
              </text:list-item>
              <text:list-item>
                <text:p><text:span text:style-name="T2">0-25 points: exam (5.4.2023., 14h, 30min)</text:span></text:p>
                <text:list>
                  <text:list-item>
                    <text:p><text:span text:style-name="T1">25-35 questions → [0,100]%</text:span></text:p>
                  </text:list-item>
                  <text:list-item>
                    <text:p><text:span text:style-name="T3">Exam points: exam</text:span><text:span text:style-name="T1"> percentage * 25</text:span></text:p>
                  </text:list-item>
                </text:list>
              </text:list-item>
              <text:list-item>
                <text:p><text:span text:style-name="T2">0-75 points: project (8.4.2023., 23:59)</text:span></text:p>
                <text:list>
                  <text:list-item>
                    <text:p text:style-name="P4"><text:span text:style-name="T3">Grading is written for each project in project description → </text:span><text:span text:style-name="T1">[0,100]%</text:span></text:p>
                  </text:list-item>
                  <text:list-item>
                    <text:p><text:span text:style-name="T1">Project points: project percentage * 75</text:span></text:p>
                  </text:list-item>
                  <text:list-item>
                    <text:p><text:span text:style-name="T1">Outstanding projects: +15 points for the <text:s/>whole course</text:span></text:p>
                    <text:list>
                      <text:list-item>
                        <text:p><text:span text:style-name="T1">Outstanding project results and docu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Project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roject tasks are finalized and updated.</text:span></text:p>
                <text:list>
                  <text:list-item>
                    <text:p><text:span text:style-name="T1"><text:a xlink:href="https://github.com/lorentzo/IntroductionToComputerGraphics" xlink:type="simple">https://github.com/lorentzo/IntroductionToComputerGraphics</text:a></text:span></text:p>
                  </text:list-item>
                </text:list>
              </text:list-item>
              <text:list-item>
                <text:p><text:span text:style-name="T1">Scoring of tasks is updated.</text:span></text:p>
              </text:list-item>
              <text:list-item>
                <text:p><text:span text:style-name="T1">Tasks will not change, only updated if something is not clear or well defined.</text:span></text:p>
              </text:list-item>
              <text:list-item>
                <text:p><text:span text:style-name="T1">Reminder: decide on project (or write your own) and start working on them ASAP.</text:span></text:p>
              </text:list-item>
              <text:list-item>
                <text:p><text:span text:style-name="T1">Feel free to ask questions about project tasks if something is not cle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Exam questions</text:span></text:p>
          </draw:text-box>
        </draw:frame>
        <draw:frame presentation:style-name="pr4" draw:text-style-name="P3" draw:layer="layout" svg:width="25.199cm" svg:height="3.681cm" svg:x="1.4cm" svg:y="3.685cm" presentation:class="outline" presentation:user-transformed="true">
          <draw:text-box>
            <text:list text:style-name="L2">
              <text:list-item>
                <text:p><text:span text:style-name="T1">Exam questions are linked on course github main page next to the lectures</text:span></text:p>
              </text:list-item>
              <text:list-item>
                <text:p><text:span text:style-name="T1"><text:a xlink:href="https://github.com/lorentzo/IntroductionToComputerGraphics" xlink:type="simple">https://github.com/lorentzo/IntroductionToComputerGraphic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Slide update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ectures 1 and 2 have updated slides: fixing errors and adding explanations</text:span></text:p>
              </text:list-item>
              <text:list-item>
                <text:p><text:span text:style-name="T1">Updated slides are marked with notific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Email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everal students last time expressed their with to do a custom project. Project description should be sent to my email.</text:span></text:p>
              </text:list-item>
              <text:list-item>
                <text:p><text:span text:style-name="T1">General check: did anyone sent email(s)?</text:span></text:p>
              </text:list-item>
              <text:list-item>
                <text:p><text:span text:style-name="T1">Send mails both to:</text:span></text:p>
                <text:list>
                  <text:list-item>
                    <text:p><text:span text:style-name="T1"><text:a xlink:href="mailto:lovro.bosnar@itwm.fraunhofer.de" xlink:type="simple">lovro.bosnar@itwm.fraunhofer.de</text:a></text:span></text:p>
                  </text:list-item>
                  <text:list-item>
                    <text:p text:style-name="P6"><text:span text:style-name="T1"><text:a xlink:href="mailto:lovro.bosnar1@gmail.com" xlink:type="simple">lovro.bosnar1@gmail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Question on 3D characters</text:span></text:p>
          </draw:text-box>
        </draw:frame>
        <draw:frame presentation:style-name="pr4" draw:text-style-name="P3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www.mixamo.com/" xlink:type="simple">https://www.mixamo.com/</text:a></text:span></text:p>
              </text:list-item>
              <text:list-item>
                <text:p><text:span text:style-name="T1"><text:a xlink:href="https://renderpeople.com/" xlink:type="simple">https://renderpeople.com/</text:a></text:span></text:p>
              </text:list-item>
              <text:list-item>
                <text:p><text:span text:style-name="T1"><text:a xlink:href="https://actorcore.reallusion.com/" xlink:type="simple">https://actorcore.reallusion.com/</text:a></text:span></text:p>
              </text:list-item>
              <text:list-item>
                <text:p><text:span text:style-name="T1"><text:a xlink:href="https://pages.adobe.com/character/en/motionlibrary" xlink:type="simple">https://pages.adobe.com/character/en/motionlibrary</text:a></text:span></text:p>
              </text:list-item>
              <text:list-item>
                <text:p><text:span text:style-name="T1"><text:a xlink:href="http://www.cgchannel.com/2022/05/download-3000-free-mocap-moves-from-bandai-namco-research/" xlink:type="simple">http://www.cgchannel.com/2022/05/download-3000-free-mocap-moves-from-bandai-namco-research/</text:a></text:span></text:p>
              </text:list-item>
              <text:list-item>
                <text:p><text:span text:style-name="T1"><text:a xlink:href="https://github.com/BandaiNamcoResearchInc/Bandai-Namco-Research-Motiondataset/blob/master/dataset/Bandai-Namco-Research-Motiondataset-1/README.md" xlink:type="simple">https://github.com/BandaiNamcoResearchInc/Bandai-Namco-Research-Motiondataset/blob/master/dataset/Bandai-Namco-Research-Motiondataset-1/README.md</text:a></text:span></text:p>
              </text:list-item>
              <text:list-item>
                <text:p><text:span text:style-name="T1"><text:a xlink:href="https://github.com/BandaiNamcoResearchInc/Bandai-Namco-Research-Motiondataset/blob/master/dataset/Bandai-Namco-Research-Motiondataset-2/README.md" xlink:type="simple">https://github.com/BandaiNamcoResearchInc/Bandai-Namco-Research-Motiondataset/blob/master/dataset/Bandai-Namco-Research-Motiondataset-2/README.md</text:a></text:span></text:p>
              </text:list-item>
              <text:list-item>
                <text:p><text:span text:style-name="T1"><text:a xlink:href="https://sites.google.com/a/cgspeed.com/cgspeed/motion-capture" xlink:type="simple">https://sites.google.com/a/cgspeed.com/cgspeed/motion-capture</text:a></text:span></text:p>
              </text:list-item>
              <text:list-item>
                <text:p><text:span text:style-name="T1"><text:a xlink:href="http://mocap.cs.cmu.edu/" xlink:type="simple">http://mocap.cs.cmu.edu/</text:a></text:span></text:p>
              </text:list-item>
              <text:list-item>
                <text:p><text:span text:style-name="T1"><text:a xlink:href="https://www.rokoko.com/products/motion-library" xlink:type="simple">https://www.rokoko.com/products/motion-library</text:a></text:span></text:p>
              </text:list-item>
              <text:list-item>
                <text:p><text:span text:style-name="T1"><text:a xlink:href="https://characterz.design/" xlink:type="simple">https://characterz.design/</text:a></text:span></text:p>
              </text:list-item>
              <text:list-item>
                <text:p><text:span text:style-name="T1"><text:a xlink:href="https://www.behance.net/gallery/130321255/3D-Character-Library" xlink:type="simple">https://www.behance.net/gallery/130321255/3D-Character-Library</text:a></text:span></text:p>
              </text:list-item>
              <text:list-item>
                <text:p><text:span text:style-name="T1"><text:a xlink:href="https://sketchfab.com/feed" xlink:type="simple">https://sketchfab.com/feed</text:a></text:span></text:p>
              </text:list-item>
              <text:list-item>
                <text:p><text:span text:style-name="T1"><text:a xlink:href="https://www.cgtrader.com/free-3d-models/character" xlink:type="simple">https://www.cgtrader.com/free-3d-models/character</text:a></text:span></text:p>
              </text:list-item>
              <text:list-item>
                <text:p><text:span text:style-name="T1"><text:a xlink:href="https://dribbble.com/tags/3d_characters" xlink:type="simple">https://dribbble.com/tags/3d_characters</text:a></text:span></text:p>
              </text:list-item>
              <text:list-item>
                <text:p><text:span text:style-name="T1"><text:a xlink:href="https://www.artstation.com/marketplace/game-dev/resources/3d-models/character" xlink:type="simple">https://www.artstation.com/marketplace/game-dev/resources/3d-models/character</text:a></text:span></text:p>
              </text:list-item>
              <text:list-item>
                <text:p><text:span text:style-name="T1"><text:a xlink:href="https://www.youtube.com/watch?v=p8xQ0waBwPo&amp;ab_channel=askNK" xlink:type="simple">https://www.youtube.com/watch?v=p8xQ0waBwPo&amp;ab_channel=askNK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Question on 3D cloth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www.youtube.com/watch?v=pANx7hDeiqM&amp;ab_channel=Markom3D" xlink:type="simple">https://www.youtube.com/watch?v=pANx7hDeiqM&amp;ab_channel=Markom3D</text:a></text:span></text:p>
              </text:list-item>
              <text:list-item>
                <text:p><text:span text:style-name="T1"><text:a xlink:href="https://www.artstation.com/marketplace/game-dev/resources/3d-models/props/clothes-accessories?page=4" xlink:type="simple">https://www.artstation.com/marketplace/game-dev/resources/3d-models/props/clothes-accessories?page=4</text:a></text:span></text:p>
              </text:list-item>
              <text:list-item>
                <text:p><text:span text:style-name="T1"><text:a xlink:href="https://ps.is.mpg.de/research_projects/clothing" xlink:type="simple">https://ps.is.mpg.de/research_projects/clothing</text:a></text:span></text:p>
              </text:list-item>
              <text:list-item>
                <text:p><text:span text:style-name="T1"><text:a xlink:href="https://github.com/lzhbrian/Clothes-3D" xlink:type="simple">https://github.com/lzhbrian/Clothes-3D</text:a></text:span></text:p>
              </text:list-item>
              <text:list-item>
                <text:p><text:span text:style-name="T1"><text:a xlink:href="https://www.youtube.com/watch?v=3YNEn5UdGSw&amp;ab_channel=THELUWIZART" xlink:type="simple">https://www.youtube.com/watch?v=3YNEn5UdGSw&amp;ab_channel=THELUWIZART</text:a></text:span></text:p>
              </text:list-item>
              <text:list-item>
                <text:p><text:span text:style-name="T1"><text:a xlink:href="https://www.youtube.com/watch?v=ioXMXbJxBuQ&amp;ab_channel=Dikko" xlink:type="simple">https://www.youtube.com/watch?v=ioXMXbJxBuQ&amp;ab_channel=Dikko</text:a></text:span></text:p>
              </text:list-item>
              <text:list-item>
                <text:p><text:span text:style-name="T1"><text:a xlink:href="http://graphics.berkeley.edu/resources/GarmentLibrary/" xlink:type="simple">http://graphics.berkeley.edu/resources/GarmentLibrary/</text:a></text:span></text:p>
              </text:list-item>
              <text:list-item>
                <text:p><text:span text:style-name="T1"><text:a xlink:href="https://www.fxguide.com/fxfeatured/cloth-simulation-opening-the-kimono/" xlink:type="simple">https://www.fxguide.com/fxfeatured/cloth-simulation-opening-the-kimono/</text:a></text:span></text:p>
              </text:list-item>
              <text:list-item>
                <text:p><text:span text:style-name="T1"><text:a xlink:href="https://www.blendernation.com/2022/06/20/posed-cloth-simulation-for-sculpting/" xlink:type="simple">https://www.blendernation.com/2022/06/20/posed-cloth-simulation-for-sculpting/</text:a></text:span></text:p>
              </text:list-item>
              <text:list-item>
                <text:p><text:span text:style-name="T1"><text:a xlink:href="https://artfulphysics.com/" xlink:type="simple">https://artfulphysics.com/</text:a></text:span></text:p>
              </text:list-item>
              <text:list-item>
                <text:p><text:span text:style-name="T1"><text:a xlink:href="https://la.disneyresearch.com/publication/garment-simulation/" xlink:type="simple">https://la.disneyresearch.com/publication/garment-simulation/</text:a></text:span></text:p>
              </text:list-item>
              <text:list-item>
                <text:p><text:span text:style-name="T1"><text:a xlink:href="https://sketchfab.com/tags/clothing" xlink:type="simple">https://sketchfab.com/tags/clothing</text:a></text:span></text:p>
              </text:list-item>
              <text:list-item>
                <text:p><text:span text:style-name="T1"><text:a xlink:href="https://www.cgtrader.com/free-3d-models/clothing" xlink:type="simple">https://www.cgtrader.com/free-3d-models/clothing</text:a></text:span></text:p>
              </text:list-item>
              <text:list-item>
                <text:p><text:span text:style-name="T1"><text:a xlink:href="https://www.behance.net/search/projects/?search=3d+clothing+models" xlink:type="simple">https://www.behance.net/search/projects/?search=3d+clothing+model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1">Question on path-tracing</text:span></text:p>
          </draw:text-box>
        </draw:frame>
        <draw:frame presentation:style-name="pr4" draw:text-style-name="P3" draw:layer="layout" svg:width="25.199cm" svg:height="7.999cm" svg:x="1.4cm" svg:y="3.685cm" presentation:class="outline" presentation:user-transformed="true">
          <draw:text-box>
            <text:list text:style-name="L2">
              <text:list-item>
                <text:p><text:span text:style-name="T1">Ray-tracing:</text:span></text:p>
                <text:list>
                  <text:list-item>
                    <text:p text:style-name="P4"><text:span text:style-name="T1"><text:a xlink:href="https://www.scratchapixel.com/lessons/3d-basic-rendering/ray-tracing-overview/ray-tracing-rendering-technique-overview.html" xlink:type="simple">https://www.scratchapixel.com/lessons/3d-basic-rendering/ray-tracing-overview/ray-tracing-rendering-technique-overview.html</text:a></text:span></text:p>
                  </text:list-item>
                  <text:list-item>
                    <text:p><text:span text:style-name="T1"><text:a xlink:href="https://developer.nvidia.com/blog/ray-tracing-essentials-part-1-basics-of-ray-tracing/" xlink:type="simple">https://developer.nvidia.com/blog/ray-tracing-essentials-part-1-basics-of-ray-tracing/</text:a></text:span><text:span text:style-name="T1"><text:s/></text:span></text:p>
                  </text:list-item>
                  <text:list-item>
                    <text:p><text:span text:style-name="T1"><text:a xlink:href="https://www.youtube.com/playlist?list=PL5B692fm6--sgm8Uiava0IIvUojjFOCSR" xlink:type="simple">https://www.youtube.com/playlist?list=PL5B692fm6--sgm8Uiava0IIvUojjFOCSR</text:a></text:span></text:p>
                  </text:list-item>
                  <text:list-item>
                    <text:p><text:span text:style-name="T1"><text:a xlink:href="https://www.youtube.com/watch?v=gsZiJeaMO48&amp;ab_channel=Josh%27sChannel" xlink:type="simple">https://www.youtube.com/watch?v=gsZiJeaMO48&amp;ab_channel=Josh%27sChannel</text:a></text:span></text:p>
                  </text:list-item>
                  <text:list-item>
                    <text:p><text:span text:style-name="T1"><text:a xlink:href="https://advances.realtimerendering.com/s2022/index.html#Lumen" xlink:type="simple">https://advances.realtimerendering.com/s2022/index.html#Lumen</text:a></text:span></text:p>
                  </text:list-item>
                </text:list>
              </text:list-item>
              <text:list-item>
                <text:p><text:span text:style-name="T1">Path tracing:</text:span></text:p>
                <text:list>
                  <text:list-item>
                    <text:p><text:span text:style-name="T1">Builds on ray-tracing and solves full rendering equation using stochastic methods</text:span></text:p>
                  </text:list-item>
                  <text:list-item>
                    <text:p text:style-name="P4"><text:span text:style-name="T1"><text:a xlink:href="https://www.scratchapixel.com/lessons/3d-basic-rendering/global-illumination-path-tracing/introduction-global-illumination-path-tracing.html" xlink:type="simple">https://www.scratchapixel.com/lessons/3d-basic-rendering/global-illumination-path-tracing/introduction-global-illumination-path-tracing.html</text:a></text:span></text:p>
                  </text:list-item>
                  <text:list-item>
                    <text:p><text:span text:style-name="T1"><text:a xlink:href="https://blogs.nvidia.com/blog/2022/03/23/what-is-path-tracing/" xlink:type="simple">https://blogs.nvidia.com/blog/2022/03/23/what-is-path-tracing/</text:a></text:span></text:p>
                  </text:list-item>
                  <text:list-item>
                    <text:p><text:span text:style-name="T1"><text:a xlink:href="https://www.pbr-book.org/3ed-2018/Light_Transport_I_Surface_Reflection/Path_Tracing" xlink:type="simple">https://www.pbr-book.org/3ed-2018/Light_Transport_I_Surface_Reflection/Path_Tracing</text:a>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9:16:18.487538242</meta:creation-date>
    <meta:generator>LibreOffice/6.4.7.2$Linux_X86_64 LibreOffice_project/40$Build-2</meta:generator>
    <dc:date>2023-02-01T13:18:52.021013009</dc:date>
    <meta:editing-duration>PT1H12M17S</meta:editing-duration>
    <meta:editing-cycles>20</meta:editing-cycles>
    <meta:document-statistic meta:object-count="56"/>
  </office:meta>
</office:document-meta>
</file>